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3493in" fo:margin-left="2.2972in" table:align="left"/>
    </style:style>
    <style:style style:name="Table1.A" style:family="table-column">
      <style:table-column-properties style:column-width="3.3493in"/>
    </style:style>
    <style:style style:name="Table1.A1" style:family="table-cell">
      <style:table-cell-properties fo:background-color="#ffcc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00458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2800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4861in" fo:margin-left="2.2813in" table:align="left"/>
    </style:style>
    <style:style style:name="Table2.A" style:family="table-column">
      <style:table-column-properties style:column-width="3.486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4861in" fo:margin-left="2.2813in" table:align="left"/>
    </style:style>
    <style:style style:name="Table3.A" style:family="table-column">
      <style:table-column-properties style:column-width="3.4861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4576in" table:align="margins"/>
    </style:style>
    <style:style style:name="Table4.A" style:family="table-column">
      <style:table-column-properties style:column-width="5.2292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ackground-color="#ffffff" style:shadow="none">
        <style:background-image/>
      </style:paragraph-properties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background-color="#ffffff">
        <style:background-image/>
      </style:paragraph-properties>
    </style:style>
    <style:style style:name="P5" style:family="paragraph" style:parent-style-name="Table_20_Contents">
      <style:paragraph-properties fo:background-color="#e6e6ff">
        <style:background-image/>
      </style:paragraph-properties>
    </style:style>
    <style:style style:name="P6" style:family="paragraph" style:parent-style-name="Table_20_Contents">
      <style:paragraph-properties fo:background-color="#cfe7f5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 text:c="29"/></text:p>
            <text:p text:style-name="P3"><text:s text:c="26"/>Kernel Memory</text:p>
            <text:p text:style-name="Table_20_Contents"><text:s text:c="29"/></text:p>
            <text:p text:style-name="Table_20_Contents"/>
          </table:table-cell>
        </table:table-row>
        <table:table-row>
          <table:table-cell table:style-name="Table1.A6" office:value-type="string">
            <text:p text:style-name="P4"><text:s text:c="28"/>Stack Section</text:p>
            <text:p text:style-name="P4"><text:s text:c="32"/>(RW-)</text:p>
          </table:table-cell>
        </table:table-row>
        <table:table-row>
          <table:table-cell table:style-name="Table1.A3" office:value-type="string">
            <text:p text:style-name="P5"><text:s text:c="25"/>Libraries (libc)</text:p>
            <text:p text:style-name="P5"><text:s text:c="27"/>data section</text:p>
            <text:p text:style-name="P5"><text:s text:c="27"/>text section</text:p>
            <text:p text:style-name="P5"><text:s text:c="32"/>(R-X)</text:p>
          </table:table-cell>
        </table:table-row>
        <table:table-row>
          <table:table-cell table:style-name="Table1.A6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6"><text:s text:c="30"/>Program</text:p>
            <text:p text:style-name="P6"><text:s text:c="27"/>data section</text:p>
            <text:p text:style-name="P6"><text:s text:c="27"/>text section</text:p>
            <text:p text:style-name="P6"><text:s text:c="32"/>(R-X)</text:p>
          </table:table-cell>
        </table:table-row>
        <table:table-row>
          <table:table-cell table:style-name="Table1.A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 text:c="14"/>Caller Function f1 activation record</text:p>
          </table:table-cell>
        </table:table-row>
        <table:table-row>
          <table:table-cell table:style-name="Table2.A2" office:value-type="string">
            <text:p text:style-name="P4"><text:s text:c="30"/>Arg 1</text:p>
          </table:table-cell>
        </table:table-row>
        <table:table-row>
          <table:table-cell table:style-name="Table2.A2" office:value-type="string">
            <text:p text:style-name="P4"><text:s text:c="30"/>Arg 0</text:p>
          </table:table-cell>
        </table:table-row>
        <table:table-row>
          <table:table-cell table:style-name="Table2.A2" office:value-type="string">
            <text:p text:style-name="P4"><text:s text:c="24"/>Return address <text:s text:c="5"/>→ SP</text:p>
          </table:table-cell>
        </table:table-row>
        <table:table-row>
          <table:table-cell table:style-name="Table2.A2" office:value-type="string">
            <text:p text:style-name="P4"><text:s text:c="6"/>Local variables for f2 will be allocated here</text:p>
          </table:table-cell>
        </table:table-row>
      </table:table>
      <text:p text:style-name="Standard"/>
      <text:p text:style-name="Standard"><text:s text:c="73"/>At the beginning of <text:s/>f1 calling f2.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 text:c="14"/>Caller Function f1 activation record</text:p>
          </table:table-cell>
        </table:table-row>
        <table:table-row>
          <table:table-cell table:style-name="Table3.A2" office:value-type="string">
            <text:p text:style-name="P4"><text:s text:c="30"/>Arg 1</text:p>
          </table:table-cell>
        </table:table-row>
        <table:table-row>
          <table:table-cell table:style-name="Table3.A2" office:value-type="string">
            <text:p text:style-name="P4"><text:s text:c="30"/>Arg 0</text:p>
          </table:table-cell>
        </table:table-row>
        <table:table-row>
          <table:table-cell table:style-name="Table3.A2" office:value-type="string">
            <text:p text:style-name="P4"><text:s text:c="24"/>Return address <text:s text:c="5"/></text:p>
          </table:table-cell>
        </table:table-row>
        <table:table-row>
          <table:table-cell table:style-name="Table3.A2" office:value-type="string">
            <text:p text:style-name="P4"><text:s text:c="24"/>Local variable 0</text:p>
          </table:table-cell>
        </table:table-row>
        <table:table-row>
          <table:table-cell table:style-name="Table3.A2" office:value-type="string">
            <text:p text:style-name="P4"><text:s text:c="24"/>Local variable 1</text:p>
          </table:table-cell>
        </table:table-row>
        <table:table-row>
          <table:table-cell table:style-name="Table3.A2" office:value-type="string">
            <text:p text:style-name="P4"/>
            <text:p text:style-name="P4"><text:s text:c="30"/>Buffer</text:p>
            <text:p text:style-name="P4"/>
          </table:table-cell>
        </table:table-row>
        <table:table-row>
          <table:table-cell table:style-name="Table3.A2" office:value-type="string">
            <text:p text:style-name="P4"><text:s text:c="24"/>Local variable 2 <text:s text:c="7"/>→ SP</text:p>
          </table:table-cell>
        </table:table-row>
      </table:table>
      <text:p text:style-name="Standard"/>
      <text:p text:style-name="Standard"><text:tab/><text:tab/><text:tab/><text:tab/><text:tab/>The callee function allocates local variables</text:p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"><text:s text:c="13"/>Caller function f1 activation record</text:p>
          </table:table-cell>
          <table:table-cell table:style-name="Table4.B1" office:value-type="string">
            <text:p text:style-name="P4"><text:s text:c="13"/>Caller function f1 activation record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3" office:value-type="string">
            <text:p text:style-name="P6"><text:s text:c="41"/>End of Input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3" office:value-type="string">
            <text:p text:style-name="P6"><text:s text:c="42"/>cmd: /bin/sh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3" office:value-type="string">
            <text:p text:style-name="P6"/>
          </table:table-cell>
        </table:table-row>
        <table:table-row>
          <table:table-cell table:style-name="Table4.A2" office:value-type="string">
            <text:p text:style-name="P4"><text:s text:c="30"/>Arg 1</text:p>
          </table:table-cell>
          <table:table-cell table:style-name="Table4.B3" office:value-type="string">
            <text:p text:style-name="P6"><text:s text:c="28"/>Address for <text:span text:style-name="T1">system </text:span><text:span text:style-name="T2">(used after gadget rets)</text:span></text:p>
          </table:table-cell>
        </table:table-row>
        <table:table-row>
          <table:table-cell table:style-name="Table4.A2" office:value-type="string">
            <text:p text:style-name="P4"><text:s text:c="30"/>Arg 0</text:p>
          </table:table-cell>
          <table:table-cell table:style-name="Table4.B3" office:value-type="string">
            <text:p text:style-name="P6"><text:span text:style-name="T2"><text:s text:c="33"/>Pointer to cmd (arg 0 for system)</text:span></text:p>
          </table:table-cell>
        </table:table-row>
        <table:table-row>
          <table:table-cell table:style-name="Table4.A2" office:value-type="string">
            <text:p text:style-name="P4"><text:s text:c="24"/>Return address <text:s text:c="5"/></text:p>
          </table:table-cell>
          <table:table-cell table:style-name="Table4.B3" office:value-type="string">
            <text:p text:style-name="P6"><text:s text:c="39"/>Address of <text:span text:style-name="T1">gadget</text:span></text:p>
          </table:table-cell>
        </table:table-row>
        <table:table-row>
          <table:table-cell table:style-name="Table4.A2" office:value-type="string">
            <text:p text:style-name="P4"><text:s text:c="24"/>Local variable 0</text:p>
          </table:table-cell>
          <table:table-cell table:style-name="Table4.B3" table:number-rows-spanned="3" office:value-type="string">
            <text:p text:style-name="P6"><text:s text:c="9"/></text:p>
            <text:p text:style-name="P6"><text:s text:c="46"/>Garbage</text:p>
            <text:p text:style-name="P6"><text:s text:c="9"/></text:p>
            <text:p text:style-name="P6"/>
            <text:p text:style-name="P6"><text:s text:c="40"/>Start of user input</text:p>
          </table:table-cell>
        </table:table-row>
        <table:table-row>
          <table:table-cell table:style-name="Table4.A2" office:value-type="string">
            <text:p text:style-name="P4"><text:s text:c="24"/>Local variable 1</text:p>
          </table:table-cell>
          <table:covered-table-cell/>
        </table:table-row>
        <table:table-row>
          <table:table-cell table:style-name="Table4.A2" office:value-type="string">
            <text:p text:style-name="P4"/>
            <text:p text:style-name="P4"><text:s text:c="30"/>Buffer</text:p>
            <text:p text:style-name="P4"/>
          </table:table-cell>
          <table:covered-table-cell/>
        </table:table-row>
        <table:table-row>
          <table:table-cell table:style-name="Table4.A2" office:value-type="string">
            <text:p text:style-name="P4"><text:s text:c="24"/>Local variable 2 <text:s text:c="7"/>→ SP</text:p>
          </table:table-cell>
          <table:table-cell table:style-name="Table4.B2" office:value-type="string">
            <text:p text:style-name="P4"><text:s text:c="40"/>Local variable 2 <text:s text:c="7"/>→ SP</text:p>
          </table:table-cell>
        </table:table-row>
      </table:table>
      <text:p text:style-name="Standard"/>
      <text:p text:style-name="P1">(Left) Expected Stack. (Right) Stack after buffer over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background-color="#ffffcc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</meta:initial-creator>
    <meta:creation-date>2013-09-17T21:28:55</meta:creation-date>
    <dc:date>2013-09-17T23:15:13</dc:date>
    <dc:creator>arun </dc:creator>
    <meta:editing-duration>PT1H35M47S</meta:editing-duration>
    <meta:editing-cycles>3</meta:editing-cycles>
    <meta:generator>LibreOffice/3.5$Linux_x86 LibreOffice_project/350m1$Build-2</meta:generator>
    <meta:document-statistic meta:table-count="4" meta:image-count="0" meta:object-count="0" meta:page-count="1" meta:paragraph-count="48" meta:word-count="143" meta:character-count="2128" meta:non-whitespace-character-count="698"/>
  </office:meta>
</office:document-meta>
</file>